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 office:value-type="string">
            <text:p>SaxPars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 office:value-type="string">
            <text:p>DO WE USE THIS ???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 office:value-type="string">
            <text:p>XmlTagHandler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ml/rss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_ipf_Objec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_ipf_view_Tre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table:number-columns-repeated="1020"/>
        </table:table-row>
        <table:table-row table:style-name="ro3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7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6-29T17:05:13</dc:date>
    <dc:creator>Marc-Andre Lanciault</dc:creator>
    <meta:editing-duration>PT02H04M15S</meta:editing-duration>
    <meta:editing-cycles>12</meta:editing-cycles>
    <meta:generator>OpenOffice.org/3.1$Linux OpenOffice.org_project/310m19$Build-9420</meta:generator>
    <meta:document-statistic meta:table-count="3" meta:cell-count="716" meta:object-count="0"/>
  </office:meta>
</office:document-meta>
</file>